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6" table:default-cell-style-name="Default"/>
        <table:table-column table:style-name="co1" table:default-cell-style-name="ce5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10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10"/>
          <table:table-cell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10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10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6"/>
          <table:table-cell table:formula="of:=SUM([.D10:.M10])/10" office:value-type="float" office:value="108487" calcext:value-type="float">
            <text:p>10848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6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6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4"/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7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4"/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6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4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formula="of:=SUM([.D29:.M29])/10" office:value-type="float" office:value="125236.5" calcext:value-type="float">
            <text:p>1252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formula="of:=SUM([.D31:.M31])/10" office:value-type="float" office:value="125503.3" calcext:value-type="float">
            <text:p>125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formula="of:=SUM([.D32:.M32])/10" office:value-type="float" office:value="124458.6" calcext:value-type="float">
            <text:p>124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34:.M3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4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formula="of:=SUM([.D37:.M37])/10" office:value-type="float" office:value="124483.1" calcext:value-type="float">
            <text:p>124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formula="of:=SUM([.D38:.M38])/10" office:value-type="float" office:value="125693.7" calcext:value-type="float">
            <text:p>12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formula="of:=SUM([.D39:.M39])/10" office:value-type="float" office:value="123811.8" calcext:value-type="float">
            <text:p>123812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40:.M4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formula="of:=SUM([.D42:.M42])/10" office:value-type="float" office:value="126067.9" calcext:value-type="float">
            <text:p>12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formula="of:=SUM([.D43:.M43])/10" office:value-type="float" office:value="124777" calcext:value-type="float">
            <text:p>124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formula="of:=SUM([.D44:.M44])/10" office:value-type="float" office:value="122930.6" calcext:value-type="float">
            <text:p>122931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formula="of:=SUM([.D46:.M46])/10" office:value-type="float" office:value="121150.3" calcext:value-type="float">
            <text:p>121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formula="of:=SUM([.D49:.M49])/10" office:value-type="float" office:value="125092.2" calcext:value-type="float">
            <text:p>125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formula="of:=SUM([.D50:.M50])/10" office:value-type="float" office:value="126699.5" calcext:value-type="float">
            <text:p>126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formula="of:=SUM([.D51:.M51])/10" office:value-type="float" office:value="126343.9" calcext:value-type="float">
            <text:p>126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formula="of:=SUM([.D52:.M52])/10" office:value-type="float" office:value="121142.9" calcext:value-type="float">
            <text:p>12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formula="of:=SUM([.D53:.M53])/10" office:value-type="float" office:value="125700.7" calcext:value-type="float">
            <text:p>125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5"/>
          <table:table-cell table:formula="of:=SUM([.D54:.M5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5"/>
          <table:table-cell table:formula="of:=SUM([.D55:.M5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5"/>
          <table:table-cell table:formula="of:=SUM([.D57:.M57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5"/>
          <table:table-cell table:formula="of:=SUM([.D58:.M58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formula="of:=SUM([.D59:.M59])/10" office:value-type="float" office:value="126020" calcext:value-type="float">
            <text:p>126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5"/>
          <table:table-cell table:formula="of:=SUM([.D60:.M6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formula="of:=SUM([.D62:.M62])/10" office:value-type="float" office:value="127030.7" calcext:value-type="float">
            <text:p>127031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63:.M63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formula="of:=SUM([.D66:.M66])/10" office:value-type="float" office:value="126640.2" calcext:value-type="float">
            <text:p>1266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formula="of:=SUM([.D67:.M67])/10" office:value-type="float" office:value="126474.2" calcext:value-type="float">
            <text:p>1264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formula="of:=SUM([.D68:.M68])/10" office:value-type="float" office:value="127329.6" calcext:value-type="float">
            <text:p>12733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69:.M69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0:.M7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formula="of:=SUM([.D72:.M72])/10" office:value-type="float" office:value="124726.7" calcext:value-type="float">
            <text:p>12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5"/>
          <table:table-cell table:formula="of:=SUM([.D74:.M7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5:.M7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6:.M76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formula="of:=SUM([.D78:.M78])/10" office:value-type="float" office:value="128292.3" calcext:value-type="float">
            <text:p>128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0:.M8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2:.M82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office:value-type="float" office:value="125885" calcext:value-type="float">
            <text:p>125885</text:p>
          </table:table-cell>
          <table:table-cell office:value-type="float" office:value="114065" calcext:value-type="float">
            <text:p>114065</text:p>
          </table:table-cell>
          <table:table-cell office:value-type="float" office:value="140693" calcext:value-type="float">
            <text:p>140693</text:p>
          </table:table-cell>
          <table:table-cell office:value-type="float" office:value="111850" calcext:value-type="float">
            <text:p>111850</text:p>
          </table:table-cell>
          <table:table-cell office:value-type="float" office:value="139489" calcext:value-type="float">
            <text:p>139489</text:p>
          </table:table-cell>
          <table:table-cell office:value-type="float" office:value="119378" calcext:value-type="float">
            <text:p>119378</text:p>
          </table:table-cell>
          <table:table-cell office:value-type="float" office:value="141479" calcext:value-type="float">
            <text:p>141479</text:p>
          </table:table-cell>
          <table:table-cell office:value-type="float" office:value="114172" calcext:value-type="float">
            <text:p>114172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12" office:value-type="float" office:value="128981" calcext:value-type="float">
            <text:p>128981</text:p>
          </table:table-cell>
          <table:table-cell table:style-name="ce12" table:number-columns-repeated="3"/>
          <table:table-cell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4:.M8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office:value-type="float" office:value="130443" calcext:value-type="float">
            <text:p>130443</text:p>
          </table:table-cell>
          <table:table-cell office:value-type="float" office:value="111651" calcext:value-type="float">
            <text:p>111651</text:p>
          </table:table-cell>
          <table:table-cell office:value-type="float" office:value="129998" calcext:value-type="float">
            <text:p>129998</text:p>
          </table:table-cell>
          <table:table-cell office:value-type="float" office:value="110782" calcext:value-type="float">
            <text:p>110782</text:p>
          </table:table-cell>
          <table:table-cell office:value-type="float" office:value="130753" calcext:value-type="float">
            <text:p>130753</text:p>
          </table:table-cell>
          <table:table-cell office:value-type="float" office:value="109068" calcext:value-type="float">
            <text:p>109068</text:p>
          </table:table-cell>
          <table:table-cell office:value-type="float" office:value="150535" calcext:value-type="float">
            <text:p>150535</text:p>
          </table:table-cell>
          <table:table-cell office:value-type="float" office:value="118405" calcext:value-type="float">
            <text:p>118405</text:p>
          </table:table-cell>
          <table:table-cell office:value-type="float" office:value="138360" calcext:value-type="float">
            <text:p>138360</text:p>
          </table:table-cell>
          <table:table-cell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formula="of:=SUM([.D85:.M85])/10" office:value-type="float" office:value="123545.7" calcext:value-type="float">
            <text:p>12354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office:value-type="float" office:value="125779" calcext:value-type="float">
            <text:p>125779</text:p>
          </table:table-cell>
          <table:table-cell office:value-type="float" office:value="122075" calcext:value-type="float">
            <text:p>122075</text:p>
          </table:table-cell>
          <table:table-cell office:value-type="float" office:value="137743" calcext:value-type="float">
            <text:p>137743</text:p>
          </table:table-cell>
          <table:table-cell office:value-type="float" office:value="107194" calcext:value-type="float">
            <text:p>107194</text:p>
          </table:table-cell>
          <table:table-cell office:value-type="float" office:value="130579" calcext:value-type="float">
            <text:p>130579</text:p>
          </table:table-cell>
          <table:table-cell office:value-type="float" office:value="111121" calcext:value-type="float">
            <text:p>111121</text:p>
          </table:table-cell>
          <table:table-cell office:value-type="float" office:value="154378" calcext:value-type="float">
            <text:p>154378</text:p>
          </table:table-cell>
          <table:table-cell office:value-type="float" office:value="121766" calcext:value-type="float">
            <text:p>121766</text:p>
          </table:table-cell>
          <table:table-cell office:value-type="float" office:value="139439" calcext:value-type="float">
            <text:p>139439</text:p>
          </table:table-cell>
          <table:table-cell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formula="of:=SUM([.D86:.M86])/10" office:value-type="float" office:value="125449.2" calcext:value-type="float">
            <text:p>12544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37291" calcext:value-type="float">
            <text:p>137291</text:p>
          </table:table-cell>
          <table:table-cell office:value-type="float" office:value="119741" calcext:value-type="float">
            <text:p>119741</text:p>
          </table:table-cell>
          <table:table-cell office:value-type="float" office:value="132566" calcext:value-type="float">
            <text:p>132566</text:p>
          </table:table-cell>
          <table:table-cell office:value-type="float" office:value="100649" calcext:value-type="float">
            <text:p>100649</text:p>
          </table:table-cell>
          <table:table-cell office:value-type="float" office:value="139720" calcext:value-type="float">
            <text:p>139720</text:p>
          </table:table-cell>
          <table:table-cell office:value-type="float" office:value="113088" calcext:value-type="float">
            <text:p>113088</text:p>
          </table:table-cell>
          <table:table-cell office:value-type="float" office:value="144945" calcext:value-type="float">
            <text:p>144945</text:p>
          </table:table-cell>
          <table:table-cell office:value-type="float" office:value="116064" calcext:value-type="float">
            <text:p>116064</text:p>
          </table:table-cell>
          <table:table-cell office:value-type="float" office:value="144849" calcext:value-type="float">
            <text:p>144849</text:p>
          </table:table-cell>
          <table:table-cell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formula="of:=SUM([.D87:.M87])/10" office:value-type="float" office:value="125808.1" calcext:value-type="float">
            <text:p>1258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36541" calcext:value-type="float">
            <text:p>136541</text:p>
          </table:table-cell>
          <table:table-cell office:value-type="float" office:value="115957" calcext:value-type="float">
            <text:p>115957</text:p>
          </table:table-cell>
          <table:table-cell office:value-type="float" office:value="132806" calcext:value-type="float">
            <text:p>132806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16809" calcext:value-type="float">
            <text:p>116809</text:p>
          </table:table-cell>
          <table:table-cell office:value-type="float" office:value="143395" calcext:value-type="float">
            <text:p>143395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31256" calcext:value-type="float">
            <text:p>131256</text:p>
          </table:table-cell>
          <table:table-cell office:value-type="float" office:value="114682" calcext:value-type="float">
            <text:p>114682</text:p>
          </table:table-cell>
          <table:table-cell office:value-type="float" office:value="135932" calcext:value-type="float">
            <text:p>135932</text:p>
          </table:table-cell>
          <table:table-cell office:value-type="float" office:value="109670" calcext:value-type="float">
            <text:p>109670</text:p>
          </table:table-cell>
          <table:table-cell office:value-type="float" office:value="138601" calcext:value-type="float">
            <text:p>138601</text:p>
          </table:table-cell>
          <table:table-cell office:value-type="float" office:value="124290" calcext:value-type="float">
            <text:p>124290</text:p>
          </table:table-cell>
          <table:table-cell office:value-type="float" office:value="145790" calcext:value-type="float">
            <text:p>145790</text:p>
          </table:table-cell>
          <table:table-cell office:value-type="float" office:value="118607" calcext:value-type="float">
            <text:p>118607</text:p>
          </table:table-cell>
          <table:table-cell office:value-type="float" office:value="143523" calcext:value-type="float">
            <text:p>143523</text:p>
          </table:table-cell>
          <table:table-cell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formula="of:=SUM([.D89:.M89])/10" office:value-type="float" office:value="128309.7" calcext:value-type="float">
            <text:p>12831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131009" calcext:value-type="float">
            <text:p>1310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137251" calcext:value-type="float">
            <text:p>137251</text:p>
          </table:table-cell>
          <table:table-cell office:value-type="float" office:value="119320" calcext:value-type="float">
            <text:p>119320</text:p>
          </table:table-cell>
          <table:table-cell office:value-type="float" office:value="136128" calcext:value-type="float">
            <text:p>136128</text:p>
          </table:table-cell>
          <table:table-cell office:value-type="float" office:value="117914" calcext:value-type="float">
            <text:p>117914</text:p>
          </table:table-cell>
          <table:table-cell office:value-type="float" office:value="140506" calcext:value-type="float">
            <text:p>140506</text:p>
          </table:table-cell>
          <table:table-cell office:value-type="float" office:value="118362" calcext:value-type="float">
            <text:p>118362</text:p>
          </table:table-cell>
          <table:table-cell office:value-type="float" office:value="152015" calcext:value-type="float">
            <text:p>152015</text:p>
          </table:table-cell>
          <table:table-cell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formula="of:=SUM([.D90:.M90])/10" office:value-type="float" office:value="129578.3" calcext:value-type="float">
            <text:p>12957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27883" calcext:value-type="float">
            <text:p>127883</text:p>
          </table:table-cell>
          <table:table-cell office:value-type="float" office:value="118995" calcext:value-type="float">
            <text:p>118995</text:p>
          </table:table-cell>
          <table:table-cell office:value-type="float" office:value="136249" calcext:value-type="float">
            <text:p>136249</text:p>
          </table:table-cell>
          <table:table-cell office:value-type="float" office:value="115969" calcext:value-type="float">
            <text:p>115969</text:p>
          </table:table-cell>
          <table:table-cell office:value-type="float" office:value="137843" calcext:value-type="float">
            <text:p>137843</text:p>
          </table:table-cell>
          <table:table-cell office:value-type="float" office:value="120030" calcext:value-type="float">
            <text:p>120030</text:p>
          </table:table-cell>
          <table:table-cell office:value-type="float" office:value="140628" calcext:value-type="float">
            <text:p>140628</text:p>
          </table:table-cell>
          <table:table-cell office:value-type="float" office:value="117675" calcext:value-type="float">
            <text:p>117675</text:p>
          </table:table-cell>
          <table:table-cell office:value-type="float" office:value="146419" calcext:value-type="float">
            <text:p>146419</text:p>
          </table:table-cell>
          <table:table-cell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formula="of:=SUM([.D91:.M91])/10" office:value-type="float" office:value="128909.4" calcext:value-type="float">
            <text:p>12890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121642" calcext:value-type="float">
            <text:p>121642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1677" calcext:value-type="float">
            <text:p>111677</text:p>
          </table:table-cell>
          <table:table-cell office:value-type="float" office:value="138541" calcext:value-type="float">
            <text:p>138541</text:p>
          </table:table-cell>
          <table:table-cell office:value-type="float" office:value="121825" calcext:value-type="float">
            <text:p>121825</text:p>
          </table:table-cell>
          <table:table-cell office:value-type="float" office:value="148504" calcext:value-type="float">
            <text:p>148504</text:p>
          </table:table-cell>
          <table:table-cell office:value-type="float" office:value="119672" calcext:value-type="float">
            <text:p>119672</text:p>
          </table:table-cell>
          <table:table-cell office:value-type="float" office:value="147319" calcext:value-type="float">
            <text:p>147319</text:p>
          </table:table-cell>
          <table:table-cell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formula="of:=SUM([.D92:.M92])/10" office:value-type="float" office:value="129756.5" calcext:value-type="float">
            <text:p>12975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127869" calcext:value-type="float">
            <text:p>127869</text:p>
          </table:table-cell>
          <table:table-cell office:value-type="float" office:value="113831" calcext:value-type="float">
            <text:p>113831</text:p>
          </table:table-cell>
          <table:table-cell office:value-type="float" office:value="138669" calcext:value-type="float">
            <text:p>138669</text:p>
          </table:table-cell>
          <table:table-cell office:value-type="float" office:value="112425" calcext:value-type="float">
            <text:p>112425</text:p>
          </table:table-cell>
          <table:table-cell office:value-type="float" office:value="138561" calcext:value-type="float">
            <text:p>138561</text:p>
          </table:table-cell>
          <table:table-cell office:value-type="float" office:value="119955" calcext:value-type="float">
            <text:p>119955</text:p>
          </table:table-cell>
          <table:table-cell office:value-type="float" office:value="138675" calcext:value-type="float">
            <text:p>138675</text:p>
          </table:table-cell>
          <table:table-cell office:value-type="float" office:value="116007" calcext:value-type="float">
            <text:p>116007</text:p>
          </table:table-cell>
          <table:table-cell office:value-type="float" office:value="146760" calcext:value-type="float">
            <text:p>146760</text:p>
          </table:table-cell>
          <table:table-cell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formula="of:=SUM([.D93:.M93])/10" office:value-type="float" office:value="128259.7" calcext:value-type="float">
            <text:p>12826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130167" calcext:value-type="float">
            <text:p>130167</text:p>
          </table:table-cell>
          <table:table-cell office:value-type="float" office:value="122060" calcext:value-type="float">
            <text:p>122060</text:p>
          </table:table-cell>
          <table:table-cell office:value-type="float" office:value="134573" calcext:value-type="float">
            <text:p>134573</text:p>
          </table:table-cell>
          <table:table-cell office:value-type="float" office:value="120195" calcext:value-type="float">
            <text:p>120195</text:p>
          </table:table-cell>
          <table:table-cell office:value-type="float" office:value="138489" calcext:value-type="float">
            <text:p>138489</text:p>
          </table:table-cell>
          <table:table-cell office:value-type="float" office:value="118420" calcext:value-type="float">
            <text:p>118420</text:p>
          </table:table-cell>
          <table:table-cell office:value-type="float" office:value="140234" calcext:value-type="float">
            <text:p>140234</text:p>
          </table:table-cell>
          <table:table-cell office:value-type="float" office:value="120403" calcext:value-type="float">
            <text:p>120403</text:p>
          </table:table-cell>
          <table:table-cell office:value-type="float" office:value="147079" calcext:value-type="float">
            <text:p>147079</text:p>
          </table:table-cell>
          <table:table-cell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formula="of:=SUM([.D94:.M94])/10" office:value-type="float" office:value="130022.3" calcext:value-type="float">
            <text:p>1300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18001" calcext:value-type="float">
            <text:p>118001</text:p>
          </table:table-cell>
          <table:table-cell office:value-type="float" office:value="136750" calcext:value-type="float">
            <text:p>136750</text:p>
          </table:table-cell>
          <table:table-cell office:value-type="float" office:value="114398" calcext:value-type="float">
            <text:p>114398</text:p>
          </table:table-cell>
          <table:table-cell office:value-type="float" office:value="136584" calcext:value-type="float">
            <text:p>136584</text:p>
          </table:table-cell>
          <table:table-cell office:value-type="float" office:value="129646" calcext:value-type="float">
            <text:p>129646</text:p>
          </table:table-cell>
          <table:table-cell office:value-type="float" office:value="149643" calcext:value-type="float">
            <text:p>149643</text:p>
          </table:table-cell>
          <table:table-cell office:value-type="float" office:value="119861" calcext:value-type="float">
            <text:p>119861</text:p>
          </table:table-cell>
          <table:table-cell office:value-type="float" office:value="141663" calcext:value-type="float">
            <text:p>141663</text:p>
          </table:table-cell>
          <table:table-cell office:value-type="float" office:value="81100" calcext:value-type="float">
            <text:p>81100</text:p>
          </table:table-cell>
          <table:table-cell table:number-columns-repeated="6"/>
          <table:table-cell table:formula="of:=SUM([.D95:.M95])/10" office:value-type="float" office:value="125631.3" calcext:value-type="float">
            <text:p>125631</text:p>
          </table:table-cell>
          <table:table-cell table:style-name="Default" office:value-type="string" calcext:value-type="string">
            <text:p>Bugged, stuck if bestPump too far</text:p>
          </table:table-cell>
          <table:table-cell table:number-columns-repeated="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63" calcext:value-type="float">
            <text:p>141663</text:p>
          </table:table-cell>
          <table:table-cell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formula="of:=SUM([.D96:.M96])/10" office:value-type="float" office:value="129092.8" calcext:value-type="float">
            <text:p>12909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office:value-type="float" office:value="129099" calcext:value-type="float">
            <text:p>129099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33" calcext:value-type="float">
            <text:p>141633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formula="of:=SUM([.D97:.M97])/10" office:value-type="float" office:value="128316" calcext:value-type="float">
            <text:p>1283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office:value-type="float" office:value="133916" calcext:value-type="float">
            <text:p>133916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50459" calcext:value-type="float">
            <text:p>150459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formula="of:=SUM([.D98:.M98])/10" office:value-type="float" office:value="129680.3" calcext:value-type="float">
            <text:p>12968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office:value-type="float" office:value="124977" calcext:value-type="float">
            <text:p>124977</text:p>
          </table:table-cell>
          <table:table-cell office:value-type="float" office:value="120550" calcext:value-type="float">
            <text:p>120550</text:p>
          </table:table-cell>
          <table:table-cell office:value-type="float" office:value="139351" calcext:value-type="float">
            <text:p>139351</text:p>
          </table:table-cell>
          <table:table-cell office:value-type="float" office:value="121042" calcext:value-type="float">
            <text:p>121042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1421" calcext:value-type="float">
            <text:p>121421</text:p>
          </table:table-cell>
          <table:table-cell office:value-type="float" office:value="145546" calcext:value-type="float">
            <text:p>145546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formula="of:=SUM([.D99:.M99])/10" office:value-type="float" office:value="130394.6" calcext:value-type="float">
            <text:p>13039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office:value-type="float" office:value="127952" calcext:value-type="float">
            <text:p>127952</text:p>
          </table:table-cell>
          <table:table-cell office:value-type="float" office:value="118900" calcext:value-type="float">
            <text:p>118900</text:p>
          </table:table-cell>
          <table:table-cell office:value-type="float" office:value="127728" calcext:value-type="float">
            <text:p>127728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1421" calcext:value-type="float">
            <text:p>121421</text:p>
          </table:table-cell>
          <table:table-cell office:value-type="float" office:value="145546" calcext:value-type="float">
            <text:p>145546</text:p>
          </table:table-cell>
          <table:table-cell office:value-type="float" office:value="117253" calcext:value-type="float">
            <text:p>117253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 table:number-columns-repeated="17"/>
          <table:table-cell table:formula="of:=SUM([.D101:.M101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02:.M102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office:value-type="float" office:value="137902" calcext:value-type="float">
            <text:p>137902</text:p>
          </table:table-cell>
          <table:table-cell office:value-type="float" office:value="111482" calcext:value-type="float">
            <text:p>111482</text:p>
          </table:table-cell>
          <table:table-cell office:value-type="float" office:value="134512" calcext:value-type="float">
            <text:p>134512</text:p>
          </table:table-cell>
          <table:table-cell office:value-type="float" office:value="104355" calcext:value-type="float">
            <text:p>104355</text:p>
          </table:table-cell>
          <table:table-cell office:value-type="float" office:value="130715" calcext:value-type="float">
            <text:p>130715</text:p>
          </table:table-cell>
          <table:table-cell office:value-type="float" office:value="121380" calcext:value-type="float">
            <text:p>121380</text:p>
          </table:table-cell>
          <table:table-cell office:value-type="float" office:value="145396" calcext:value-type="float">
            <text:p>145396</text:p>
          </table:table-cell>
          <table:table-cell office:value-type="float" office:value="118263" calcext:value-type="float">
            <text:p>118263</text:p>
          </table:table-cell>
          <table:table-cell office:value-type="float" office:value="151509" calcext:value-type="float">
            <text:p>151509</text:p>
          </table:table-cell>
          <table:table-cell office:value-type="float" office:value="103961" calcext:value-type="float">
            <text:p>103961</text:p>
          </table:table-cell>
          <table:table-cell table:number-columns-repeated="6"/>
          <table:table-cell table:formula="of:=SUM([.D103:.M103])/10" office:value-type="float" office:value="125947.5" calcext:value-type="float">
            <text:p>12594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office:value-type="string" calcext:value-type="string">
            <text:p>SAME AS ABOVE</text:p>
          </table:table-cell>
          <table:table-cell table:number-columns-repeated="15"/>
          <table:table-cell table:formula="of:=SUM([.D104:.M10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office:value-type="float" office:value="140713" calcext:value-type="float">
            <text:p>140713</text:p>
          </table:table-cell>
          <table:table-cell office:value-type="float" office:value="122362" calcext:value-type="float">
            <text:p>122362</text:p>
          </table:table-cell>
          <table:table-cell office:value-type="float" office:value="137081" calcext:value-type="float">
            <text:p>137081</text:p>
          </table:table-cell>
          <table:table-cell office:value-type="float" office:value="101099" calcext:value-type="float">
            <text:p>101099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3295" calcext:value-type="float">
            <text:p>143295</text:p>
          </table:table-cell>
          <table:table-cell office:value-type="float" office:value="130574" calcext:value-type="float">
            <text:p>130574</text:p>
          </table:table-cell>
          <table:table-cell office:value-type="float" office:value="130622" calcext:value-type="float">
            <text:p>130622</text:p>
          </table:table-cell>
          <table:table-cell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formula="of:=SUM([.D105:.M105])/10" office:value-type="float" office:value="129332.4" calcext:value-type="float">
            <text:p>12933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 table:number-columns-repeated="17"/>
          <table:table-cell table:formula="of:=SUM([.D106:.M106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office:value-type="float" office:value="148292" calcext:value-type="float">
            <text:p>14829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37081" calcext:value-type="float">
            <text:p>137081</text:p>
          </table:table-cell>
          <table:table-cell office:value-type="float" office:value="101099" calcext:value-type="float">
            <text:p>101099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50551" calcext:value-type="float">
            <text:p>150551</text:p>
          </table:table-cell>
          <table:table-cell office:value-type="float" office:value="127269" calcext:value-type="float">
            <text:p>127269</text:p>
          </table:table-cell>
          <table:table-cell office:value-type="float" office:value="136240" calcext:value-type="float">
            <text:p>136240</text:p>
          </table:table-cell>
          <table:table-cell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formula="of:=SUM([.D107:.M107])/10" office:value-type="float" office:value="131634.6" calcext:value-type="float">
            <text:p>13163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office:value-type="float" office:value="158749" calcext:value-type="float">
            <text:p>158749</text:p>
          </table:table-cell>
          <table:table-cell office:value-type="float" office:value="113851" calcext:value-type="float">
            <text:p>113851</text:p>
          </table:table-cell>
          <table:table-cell office:value-type="float" office:value="146258" calcext:value-type="float">
            <text:p>146258</text:p>
          </table:table-cell>
          <table:table-cell office:value-type="float" office:value="99527" calcext:value-type="float">
            <text:p>99527</text:p>
          </table:table-cell>
          <table:table-cell office:value-type="float" office:value="134122" calcext:value-type="float">
            <text:p>134122</text:p>
          </table:table-cell>
          <table:table-cell office:value-type="float" office:value="126745" calcext:value-type="float">
            <text:p>126745</text:p>
          </table:table-cell>
          <table:table-cell office:value-type="float" office:value="143424" calcext:value-type="float">
            <text:p>14342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39077" calcext:value-type="float">
            <text:p>139077</text:p>
          </table:table-cell>
          <table:table-cell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formula="of:=SUM([.D108:.M108])/10" office:value-type="float" office:value="129363.4" calcext:value-type="float">
            <text:p>12936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44503" calcext:value-type="float">
            <text:p>144503</text:p>
          </table:table-cell>
          <table:table-cell office:value-type="float" office:value="113851" calcext:value-type="float">
            <text:p>113851</text:p>
          </table:table-cell>
          <table:table-cell office:value-type="float" office:value="135464" calcext:value-type="float">
            <text:p>135464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3021" calcext:value-type="float">
            <text:p>133021</text:p>
          </table:table-cell>
          <table:table-cell office:value-type="float" office:value="126745" calcext:value-type="float">
            <text:p>126745</text:p>
          </table:table-cell>
          <table:table-cell office:value-type="float" office:value="143424" calcext:value-type="float">
            <text:p>14342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48556" calcext:value-type="float">
            <text:p>148556</text:p>
          </table:table-cell>
          <table:table-cell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formula="of:=SUM([.D109:.M109])/10" office:value-type="float" office:value="128901.6" calcext:value-type="float">
            <text:p>12890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89571" calcext:value-type="float">
            <text:p>89571</text:p>
          </table:table-cell>
          <table:table-cell office:value-type="float" office:value="102572" calcext:value-type="float">
            <text:p>102572</text:p>
          </table:table-cell>
          <table:table-cell office:value-type="float" office:value="159464" calcext:value-type="float">
            <text:p>159464</text:p>
          </table:table-cell>
          <table:table-cell office:value-type="float" office:value="109000" calcext:value-type="float">
            <text:p>109000</text:p>
          </table:table-cell>
          <table:table-cell table:number-columns-repeated="6"/>
          <table:table-cell table:formula="of:=SUM([.D110:.M110])/10" office:value-type="float" office:value="124550.9" calcext:value-type="float">
            <text:p>12455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office:value-type="float" office:value="147210" calcext:value-type="float">
            <text:p>14721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1236" calcext:value-type="float">
            <text:p>141236</text:p>
          </table:table-cell>
          <table:table-cell office:value-type="float" office:value="95615" calcext:value-type="float">
            <text:p>95615</text:p>
          </table:table-cell>
          <table:table-cell office:value-type="float" office:value="159464" calcext:value-type="float">
            <text:p>159464</text:p>
          </table:table-cell>
          <table:table-cell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formula="of:=SUM([.D111:.M111])/10" office:value-type="float" office:value="123380.3" calcext:value-type="float">
            <text:p>12338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office:value-type="float" office:value="147210" calcext:value-type="float">
            <text:p>14721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6269" calcext:value-type="float">
            <text:p>126269</text:p>
          </table:table-cell>
          <table:table-cell office:value-type="float" office:value="159464" calcext:value-type="float">
            <text:p>159464</text:p>
          </table:table-cell>
          <table:table-cell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12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formula="of:=SUM([.D113:.M113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formula="of:=SUM([.D114:.M11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formula="of:=SUM([.D115:.M115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2:36:35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4T16:15:21.877000000</dc:date>
    <meta:editing-duration>PT10H57M37S</meta:editing-duration>
    <meta:editing-cycles>112</meta:editing-cycles>
    <meta:generator>LibreOffice/6.2.0.3$Windows_X86_64 LibreOffice_project/98c6a8a1c6c7b144ce3cc729e34964b47ce25d62</meta:generator>
    <meta:document-statistic meta:table-count="1" meta:cell-count="1274" meta:object-count="0"/>
  </office:meta>
</office:document-meta>
</file>